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minique Ingoglia</text:p>
      <text:p text:style-name="Standard">Chapter 10 homework</text:p>
      <text:p text:style-name="Standard">problems: #6,#10,#16,#18,#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4:42:44</meta:creation-date>
    <dc:date>2014-11-30T14:44:07</dc:date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65" meta:non-whitespace-character-count="61"/>
    <meta:generator>LibreOffice/3.5$Linux_X86_64 LibreOffice_project/350m1$Build-2</meta:generator>
  </office:meta>
</office:document-meta>
</file>